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153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00/00/00</text:date>, <text:time style:data-style-name="N2" text:time-value="17:24:36.38482981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4-17T17:26:45.282616271</dc:date>
    <meta:editing-duration>PT6H11M30S</meta:editing-duration>
    <meta:editing-cycles>74</meta:editing-cycles>
    <meta:generator>LibreOffice/7.1.1.2$Linux_X86_64 LibreOffice_project/fe0b08f4af1bacafe4c7ecc87ce55bb426164676</meta:generator>
    <meta:document-statistic meta:table-count="1" meta:cell-count="1266" meta:object-count="0"/>
  </office:meta>
</office:document-meta>
</file>